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============</text:p>
      <text:p text:style-name="P1"/>
      <text:p text:style-name="P1">NOTE: Inimage</text:p>
      <text:p text:style-name="P1"/>
      <text:p text:style-name="P1">Simula standard sier ... og image:="!25!";</text:p>
      <text:p text:style-name="P1">Det betyr isåfall at den innleste biten av image som ikke er terminert med \n kastes.</text:p>
      <text:p text:style-name="P1">Og at resultatet ikke er et 'one character image' - men et image med en ikke-blank </text:p>
      <text:p text:style-name="P1"/>
      <text:p text:style-name="P1">Noe må rettes - Text or formal definition. </text:p>
      <text:p text:style-name="P1"/>
      <text:p text:style-name="P1">=====================================================================================</text:p>
      <text:p text:style-name="P1"/>
      <text:p text:style-name="P1">NOTE: Simulation - RANK_IN_SQS</text:p>
      <text:p text:style-name="P1"/>
      <text:p text:style-name="P1">Simula Standard (under definisjonen av Class Simulation) sier:</text:p>
      <text:p text:style-name="P1"/>
      <text:p text:style-name="P1"><text:s text:c="13"/>ref (EVENT_NOTICE) procedure pred; <text:s text:c="2"/>pred:- PRED;</text:p>
      <text:p text:style-name="P1"/>
      <text:p text:style-name="P1"><text:s text:c="14"/>procedure RANK_IN_SQS (afore); Boolean afore;</text:p>
      <text:p text:style-name="P1"><text:s text:c="14"/>begin ref (EVENT_NOTICE) evt;</text:p>
      <text:p text:style-name="P1"><text:s text:c="17"/>evt:- SQS.last;</text:p>
      <text:p text:style-name="P1"><text:s text:c="17"/>while evt.EVTIME &gt; EVTIME do <text:s text:c="3"/>evt :- evt.pred;</text:p>
      <text:p text:style-name="P1"><text:s text:c="17"/>if afore then</text:p>
      <text:p text:style-name="P1"><text:s text:c="20"/>while evt.EVTIME = EVTIME do evt :- evt.pred;</text:p>
      <text:p text:style-name="P1"><text:s text:c="17"/>follow(evt)</text:p>
      <text:p text:style-name="P1"><text:s text:c="14"/>end RANK_IN_SQS;</text:p>
      <text:p text:style-name="P1"/>
      <text:p text:style-name="P1">Her er procedure pred redefinert slik at 'pred' av det første elementet er selve hodet</text:p>
      <text:p text:style-name="P1">og ikke none som i Simset.</text:p>
      <text:p text:style-name="P1"/>
      <text:p text:style-name="P1">I Simula skal dette gi 'qua-check failed'.</text:p>
      <text:p text:style-name="P1">Noe som førte til 'cast'error i Java.</text:p>
      <text:p text:style-name="P1"/>
      <text:p text:style-name="P1">Proceduren RANK_IN_SQS må skrives om. <text:s text:c="5"/></text:p>
      <text:p text:style-name="P1"/>
      <text:p text:style-name="P1">=====================================================================================</text:p>
      <text:p text:style-name="P1"><text:s text:c="6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meta:document-statistic meta:table-count="0" meta:image-count="0" meta:object-count="0" meta:page-count="1" meta:paragraph-count="25" meta:word-count="142" meta:character-count="1267"/>
    <dc:date>2018-05-09T11:28:54.56</dc:date>
    <dc:creator>Øystein Myhre Andersen</dc:creator>
    <meta:editing-duration>PT3M14S</meta:editing-duration>
    <meta:editing-cycles>1</meta:editing-cycles>
    <meta:generator>OpenOffice/4.1.5$Win32 OpenOffice.org_project/415m1$Build-9789</meta:generator>
  </office:meta>
</office:document-meta>
</file>